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71.4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CAP CER 1UF 25V X7R 0805</text:p>
          </table:table-cell>
          <table:table-cell table:style-name="ce1" office:value-type="string" calcext:value-type="string">
            <text:p>399-10060-6-ND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49, C66, C68, C89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399-10060-6-ND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69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2924_tcn4227_Pad6.1x7.3mm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office:value-type="string" calcext:value-type="string">
            <text:p>CAP TANT POLY 220UF 25V 2924</text:p>
          </table:table-cell>
          <table:table-cell office:value-type="string" calcext:value-type="string">
            <text:p>478-12518-1-ND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6, C17, C77, C88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office:value-type="string" calcext:value-type="string">
            <text:p>CAP CER 18PF 50V C0G/NPO 0201 </text:p>
          </table:table-cell>
          <table:table-cell office:value-type="string" calcext:value-type="string">
            <text:p>311-1386-1-ND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-C15, C18-C48, C50-C65, C67, C70, C72, C73, C75, C76, C78, C82, C84-C87, C90, C96, C98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478-10050-1-ND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71, C91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399-15734-1-ND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92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office:value-type="string" calcext:value-type="string">
            <text:p>CAP CER 15PF 25V C0G/NP0 0805</text:p>
          </table:table-cell>
          <table:table-cell office:value-type="string" calcext:value-type="string">
            <text:p>732-7828-1-ND</text:p>
          </table:table-cell>
          <table:table-cell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93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office:value-type="string" calcext:value-type="string">
            <text:p>CAP CER 7500PF 25V C0G/NP0 0603</text:p>
          </table:table-cell>
          <table:table-cell office:value-type="string" calcext:value-type="string">
            <text:p>399-9980-1-ND 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74, C79, C80, C83, C94, C95, C97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office:value-type="string" calcext:value-type="string">
            <text:p>CAP TANT 4.7UF 10% 16V 1206</text:p>
          </table:table-cell>
          <table:table-cell office:value-type="string" calcext:value-type="string">
            <text:p>399-18027-1-ND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81, C99, C100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office:value-type="string" calcext:value-type="string">
            <text:p>CAP CER 22UF 25V X5R 1206</text:p>
          </table:table-cell>
          <table:table-cell office:value-type="string" calcext:value-type="string">
            <text:p>1276-3047-1-ND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4, D5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office:value-type="string" calcext:value-type="string">
            <text:p>VARISTOR 0603</text:p>
          </table:table-cell>
          <table:table-cell office:value-type="string" calcext:value-type="string">
            <text:p>CG0603MLC-12ECT-ND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-D3, D6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office:value-type="string" calcext:value-type="string">
            <text:p>LED GREEN DIFFUSED 1206 SMD</text:p>
          </table:table-cell>
          <table:table-cell office:value-type="string" calcext:value-type="string">
            <text:p>67-1002-1-N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2.5mm_w4mm</text:p>
          </table:table-cell>
          <table:table-cell office:value-type="string" calcext:value-type="string">
            <text:p>https://www.digikey.in/products/en?keywords=PTCCL13H921DBE</text:p>
          </table:table-cell>
          <table:table-cell office:value-type="string" calcext:value-type="string">
            <text:p>PTC RESET FUSE 30V 920MA RADIAL</text:p>
          </table:table-cell>
          <table:table-cell office:value-type="string" calcext:value-type="string">
            <text:p>BC2323-ND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, FB2, FB4-FB6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office:value-type="string" calcext:value-type="string">
            <text:p>FERRITE BEAD 600 OHM 0402 1LN</text:p>
          </table:table-cell>
          <table:table-cell office:value-type="string" calcext:value-type="string">
            <text:p>732-2388-1-ND</text:p>
          </table:table-cell>
          <table:table-cell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3, FB7</text:p>
          </table:table-cell>
          <table:table-cell office:value-type="string" calcext:value-type="string">
            <text:p>47E,FB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w%C3%BCrth-elektronik/742792608/732-1596-1-ND/1639540</text:p>
          </table:table-cell>
          <table:table-cell office:value-type="string" calcext:value-type="string">
            <text:p>FERRITE BEAD 47 OHM 0603 1LN</text:p>
          </table:table-cell>
          <table:table-cell office:value-type="string" calcext:value-type="string">
            <text:p>732-1596-1-ND</text:p>
          </table:table-cell>
          <table:table-cell office:value-type="float" office:value="742792608" calcext:value-type="float">
            <text:p>742792608</text:p>
          </table:table-cell>
          <table:table-cell office:value-type="string" calcext:value-type="string">
            <text:p>Wurth Elektroni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8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, J14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1x10_F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office:value-type="string" calcext:value-type="string">
            <text:p>CONN RCPT 10POS 0.1 GOLD PCB</text:p>
          </table:table-cell>
          <table:table-cell office:value-type="string" calcext:value-type="string">
            <text:p>609-3584-ND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4, J5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office:value-type="string" calcext:value-type="string">
            <text:p>CONN RCPT 8POS 0.1 GOLD PCB</text:p>
          </table:table-cell>
          <table:table-cell office:value-type="string" calcext:value-type="string">
            <text:p>609-3589-ND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609-3558-ND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CUI_PJ-202AH</text:p>
          </table:table-cell>
          <table:table-cell office:value-type="string" calcext:value-type="string">
            <text:p>https://www.digikey.com/products/en?keywords=PJ-202AH</text:p>
          </table:table-cell>
          <table:table-cell office:value-type="string" calcext:value-type="string">
            <text:p>CONN PWR JACK 2X5.5MM KINKED PIN</text:p>
          </table:table-cell>
          <table:table-cell office:value-type="string" calcext:value-type="string">
            <text:p>CP-202AH-ND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2, J9</text:p>
          </table:table-cell>
          <table:table-cell office:value-type="string" calcext:value-type="string">
            <text:p>Conn_1x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https://www.digikey.com/products/en?keywords=68000-406HLF</text:p>
          </table:table-cell>
          <table:table-cell office:value-type="string" calcext:value-type="string">
            <text:p>CONN HEADER VERT 6POS 2.54MM</text:p>
          </table:table-cell>
          <table:table-cell office:value-type="string" calcext:value-type="string">
            <text:p>609-3263-ND</text:p>
          </table:table-cell>
          <table:table-cell office:value-type="string" calcext:value-type="string">
            <text:p>68000-406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1, J17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office:value-type="string" calcext:value-type="string">
            <text:p>CONN HEADER VERT 8POS 2.54MM</text:p>
          </table:table-cell>
          <table:table-cell office:value-type="string" calcext:value-type="string">
            <text:p>609-3264-ND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7, J10, J12, J15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609-3464-ND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3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609-1039-ND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office:value-type="string" calcext:value-type="string">
            <text:p>CMC 15A 2LN 60 OHM SMD</text:p>
          </table:table-cell>
          <table:table-cell office:value-type="string" calcext:value-type="string">
            <text:p>240-2501-1-N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office:value-type="string" calcext:value-type="string">
            <text:p>FIXED IND 3.3UH 6.6A 15 MOHM SMD</text:p>
          </table:table-cell>
          <table:table-cell office:value-type="string" calcext:value-type="string">
            <text:p>SRN8040TA-3R3YCT-N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office:value-type="string" calcext:value-type="string">
            <text:p>MOSFET N-CH 20V 3A SSOT3</text:p>
          </table:table-cell>
          <table:table-cell office:value-type="string" calcext:value-type="string">
            <text:p>FDN339ANCT-ND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6, R18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office:value-type="string" calcext:value-type="string">
            <text:p>RES 200K OHM 0.1% 1/16W 0402 </text:p>
          </table:table-cell>
          <table:table-cell office:value-type="string" calcext:value-type="string">
            <text:p>2019-RN73H1ETTP2003B25CT-ND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07</text:p>
          </table:table-cell>
          <table:table-cell office:value-type="string" calcext:value-type="string">
            <text:p>3.3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JR-073K3L/311-3-3KJRCT-ND/729403</text:p>
          </table:table-cell>
          <table:table-cell office:value-type="string" calcext:value-type="string">
            <text:p>RES SMD 3.3K OHM 5% 1/16W 0402</text:p>
          </table:table-cell>
          <table:table-cell office:value-type="string" calcext:value-type="string">
            <text:p>311-3.3KJRCT-ND</text:p>
          </table:table-cell>
          <table:table-cell office:value-type="string" calcext:value-type="string">
            <text:p>RC0402JR-073K3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60, R99-R102, R110-R115, R125, R129-R131, R133, R140, R141, R143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16, R127</text:p>
          </table:table-cell>
          <table:table-cell office:value-type="string" calcext:value-type="string">
            <text:p>1.2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T0402DRE071K2L/311-2241-1-ND/6128660</text:p>
          </table:table-cell>
          <table:table-cell office:value-type="string" calcext:value-type="string">
            <text:p>RES SMD 1.2K OHM 5% 1/16W 0402</text:p>
          </table:table-cell>
          <table:table-cell office:value-type="string" calcext:value-type="string">
            <text:p>311-2241-1-ND</text:p>
          </table:table-cell>
          <table:table-cell office:value-type="string" calcext:value-type="string">
            <text:p>RT0402DRE071K2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7-R17, R19-R27, R30, R31, R33-R42, R44, R47-R49, R52, R54-R59, R61, R62, R64-R71, R73-R79, R81-R94, R123, R124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office:value-type="string" calcext:value-type="string">
            <text:p>RES SMD 22 OHM 1% 1/16W 0402</text:p>
          </table:table-cell>
          <table:table-cell office:value-type="string" calcext:value-type="string">
            <text:p>311-22.0LRCT-ND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6, R53, R72, R96, R126, R132, R139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4, R150, R152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office:value-type="string" calcext:value-type="string">
            <text:p>RES 0.002 OHM 1% 2W 2512</text:p>
          </table:table-cell>
          <table:table-cell office:value-type="string" calcext:value-type="string">
            <text:p>YAG2142CT-ND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5, R145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6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office:value-type="string" calcext:value-type="string">
            <text:p>RES SMD 12K OHM 0.1% 1/16W 0402</text:p>
          </table:table-cell>
          <table:table-cell office:value-type="string" calcext:value-type="string">
            <text:p>P12KDCCT-ND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7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office:value-type="string" calcext:value-type="string">
            <text:p>RES SMD 120 OHM 1% 1/16W 0402</text:p>
          </table:table-cell>
          <table:table-cell office:value-type="string" calcext:value-type="string">
            <text:p>311-120LRCT-ND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8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office:value-type="string" calcext:value-type="string">
            <text:p>RES 78.7K OHM 0.1% 1/8W 0805</text:p>
          </table:table-cell>
          <table:table-cell office:value-type="string" calcext:value-type="string">
            <text:p>P78.7KDACT-ND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-R5, R142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3, R45, R50, R51, R80, R95, R97, R98, R103-R105, R108, R109, R117, R119-R122, R146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koa-speer-electronics-inc/SG73S1ETTP103J/2019-SG73S1ETTP103JCT-ND/10280218</text:p>
          </table:table-cell>
          <table:table-cell office:value-type="string" calcext:value-type="string">
            <text:p>RES 10K OHM 5% 1/8W 0402</text:p>
          </table:table-cell>
          <table:table-cell office:value-type="string" calcext:value-type="string">
            <text:p>2019-SG73S1ETTP103JCT-ND</text:p>
          </table:table-cell>
          <table:table-cell office:value-type="string" calcext:value-type="string">
            <text:p>SG73S1ETTP103J</text:p>
          </table:table-cell>
          <table:table-cell office:value-type="string" calcext:value-type="string">
            <text:p>KOA Speer Electronics, Inc.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7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office:value-type="string" calcext:value-type="string">
            <text:p>RES 22.1K OHM 0.1% 1/8W 0805</text:p>
          </table:table-cell>
          <table:table-cell office:value-type="string" calcext:value-type="string">
            <text:p>P22.1KDACT-ND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8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office:value-type="string" calcext:value-type="string">
            <text:p>RES SMD 124K OHM 1% 1/8W 0805</text:p>
          </table:table-cell>
          <table:table-cell office:value-type="string" calcext:value-type="string">
            <text:p>P124KCCT-ND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, R2, R28, R29, R32, R63, R106, R118, R128, R149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51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office:value-type="string" calcext:value-type="string">
            <text:p>RES 169K OHM 0.1% 1/8W 0805</text:p>
          </table:table-cell>
          <table:table-cell office:value-type="string" calcext:value-type="string">
            <text:p>P169KDACT-ND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44, R153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office:value-type="string" calcext:value-type="string">
            <text:p>RES 30.1K OHM 0.1% 1/8W 0805</text:p>
          </table:table-cell>
          <table:table-cell office:value-type="string" calcext:value-type="string">
            <text:p>P30.1KDACT-ND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450-1792-1-ND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office:value-type="string" calcext:value-type="string">
            <text:p>SWITCH SLIDE DIP SPST 25MA 24V</text:p>
          </table:table-cell>
          <table:table-cell office:value-type="string" calcext:value-type="string">
            <text:p>732-3833-5-ND</text:p>
          </table:table-cell>
          <table:table-cell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POWER_GOOD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office:value-type="string" calcext:value-type="string">
            <text:p>E class Shakti Proces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office:value-type="string" calcext:value-type="string">
            <text:p>IC DRAM 512M PARALLEL 86TSOP II</text:p>
          </table:table-cell>
          <table:table-cell office:value-type="string" calcext:value-type="string">
            <text:p>706-1417-5-ND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, U4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office:value-type="string" calcext:value-type="string">
            <text:p>IC TRNSLTR BIDIRECTIONAL 20TSSOP</text:p>
          </table:table-cell>
          <table:table-cell office:value-type="string" calcext:value-type="string">
            <text:p>296-37828-1-ND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office:value-type="string" calcext:value-type="string">
            <text:p>IC PROG PLL VCXO CLK SYN 14TSSOP</text:p>
          </table:table-cell>
          <table:table-cell office:value-type="string" calcext:value-type="string">
            <text:p>296-38908-1-ND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office:value-type="string" calcext:value-type="string">
            <text:p>IC ADC 12BIT SAR 16TSSOP</text:p>
          </table:table-cell>
          <table:table-cell office:value-type="string" calcext:value-type="string">
            <text:p>296-41184-1-ND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office:value-type="string" calcext:value-type="string">
            <text:p>IC GATE AND 1CH 2-INP 5TSSOP</text:p>
          </table:table-cell>
          <table:table-cell office:value-type="string" calcext:value-type="string">
            <text:p>1727-4492-1-ND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office:value-type="string" calcext:value-type="string">
            <text:p>IC FLASH 256M SPI 133MHZ 16SOIC</text:p>
          </table:table-cell>
          <table:table-cell office:value-type="string" calcext:value-type="string">
            <text:p>706-1611-ND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9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office:value-type="string" calcext:value-type="string">
            <text:p>IC EEPROM 1M I2C 1MHZ 8SOIC</text:p>
          </table:table-cell>
          <table:table-cell office:value-type="string" calcext:value-type="string">
            <text:p>CAT24M01XI-T2OSCT-ND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ADM118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www.digikey.com/product-detail/en/analog-devices-inc/ADM1186-2ARQZ/ADM1186-2ARQZ-ND/1873703</text:p>
          </table:table-cell>
          <table:table-cell office:value-type="string" calcext:value-type="string">
            <text:p>Quad Sequencer 16QSOP</text:p>
          </table:table-cell>
          <table:table-cell office:value-type="string" calcext:value-type="string">
            <text:p>ADM1186-2ARQZ-ND</text:p>
          </table:table-cell>
          <table:table-cell office:value-type="string" calcext:value-type="string">
            <text:p>ADM1186-2ARQZ</text:p>
          </table:table-cell>
          <table:table-cell office:value-type="string" calcext:value-type="string">
            <text:p>Analog Device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office:value-type="string" calcext:value-type="string">
            <text:p>IC USB HS DUAL UART/FIFO 64-LQFP</text:p>
          </table:table-cell>
          <table:table-cell office:value-type="string" calcext:value-type="string">
            <text:p>768-1024-1-ND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2, U15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office:value-type="string" calcext:value-type="string">
            <text:p>IC REG LIN POS ADJ 3A 8SO PWRPAD</text:p>
          </table:table-cell>
          <table:table-cell office:value-type="string" calcext:value-type="string">
            <text:p>296-40977-1-N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3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office:value-type="string" calcext:value-type="string">
            <text:p>IC REG BUCK ADJUSTABLE 6A 8SOPWR</text:p>
          </table:table-cell>
          <table:table-cell office:value-type="string" calcext:value-type="string">
            <text:p>296-40808-1-ND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office:value-type="string" calcext:value-type="string">
            <text:p>IC EEPROM 2K SPI 2MHZ SOT23-6</text:p>
          </table:table-cell>
          <table:table-cell office:value-type="string" calcext:value-type="string">
            <text:p>93LC56BT-I/OTCT-ND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office:value-type="string" calcext:value-type="string">
            <text:p>CRYSTAL 27.0000MHZ 18PF SMD</text:p>
          </table:table-cell>
          <table:table-cell office:value-type="string" calcext:value-type="string">
            <text:p>XC1002CT-N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0:48:52.199525509</meta:creation-date>
    <dc:date>2020-08-11T20:56:25.284761091</dc:date>
    <meta:editing-duration>PT7M33S</meta:editing-duration>
    <meta:editing-cycles>2</meta:editing-cycles>
    <meta:generator>LibreOffice/6.0.7.3$Linux_X86_64 LibreOffice_project/00m0$Build-3</meta:generator>
    <meta:document-statistic meta:table-count="1" meta:cell-count="609" meta:object-count="0"/>
  </office:meta>
</office:document-meta>
</file>